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D0000005DE083C918C7DFE6D94.jpg" manifest:media-type="image/jpeg"/>
  <manifest:file-entry manifest:full-path="Pictures/10000000000007D0000005DE9AE4DD0FBD0730AF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entury Gothic" svg:font-family="'Century Gothic'" style:font-adornments="Italic" style:font-family-generic="swiss" style:font-pitch="variable"/>
    <style:font-face style:name="Century Gothic1" svg:font-family="'Century Gothic'" style:font-family-generic="swiss" style:font-pitch="variable"/>
    <style:font-face style:name="Droid Sans Devanagari" svg:font-family="'Droid Sans Devanagari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Code Pro" svg:font-family="'Source Code Pro'" style:font-pitch="fixed"/>
    <style:font-face style:name="Source Code Pro Black" svg:font-family="'Source Code Pro Black'" style:font-adornments="Black" style:font-pitch="fixed"/>
    <style:font-face style:name="Source Sans Pro" svg:font-family="'Source Sans Pro'" style:font-family-generic="swiss"/>
    <style:font-face style:name="Source Sans Pro Black" svg:font-family="'Source Sans Pro Black'" style:font-family-generic="swiss"/>
    <style:font-face style:name="Source Sans Pro Black1" svg:font-family="'Source Sans Pro Black'" style:font-adornments="Black" style:font-family-generic="swiss" style:font-pitch="variable"/>
    <style:font-face style:name="Source Sans Pro Black2" svg:font-family="'Source Sans Pro Black'" style:font-family-generic="swiss" style:font-pitch="variable"/>
    <style:font-face style:name="Source Sans Pro Black3" svg:font-family="'Source Sans Pro Black'" style:font-adornments="Black" style:font-pitch="variable"/>
    <style:font-face style:name="Source Sans Pro black" svg:font-family="'Source Sans Pro black'" style:font-family-generic="swiss"/>
    <style:font-face style:name="Source code Pro" svg:font-family="'Source code Pro'" style:font-pitch="fixed"/>
    <style:font-face style:name="Source code Pro " svg:font-family="'Source code Pro'"/>
    <style:font-face style:name="Source code Pro Black" svg:font-family="'Source code Pro Black'" style:font-adornments="Black" style:font-pitch="fixed"/>
    <style:font-face style:name="Source code Pro1" svg:font-family="'Source code Pro'" style:font-adornments="Black" style:font-pitch="variable"/>
    <style:font-face style:name="Source code Pro2" svg:font-family="'Source code Pro'" style:font-adornments="Black" style:font-pitch="fixed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xinxinli-black-edges-title">
      <style:graphic-properties draw:auto-grow-height="true" fo:min-height="4.765cm" fo:wrap-option="wrap"/>
      <style:paragraph-properties style:writing-mode="lr-tb"/>
    </style:style>
    <style:style style:name="pr2" style:family="presentation" style:parent-style-name="xinxinli-black-edges-subtitle">
      <style:graphic-properties draw:fill-color="#ffffff" draw:auto-grow-height="true" fo:min-height="3.459cm" fo:wrap-option="wrap"/>
      <style:paragraph-properties style:writing-mode="lr-tb"/>
    </style:style>
    <style:style style:name="pr3" style:family="presentation" style:parent-style-name="xinxinli-black-edges-notes">
      <style:graphic-properties draw:fill-color="#ffffff" draw:auto-grow-height="true" fo:min-height="12.572cm" fo:wrap-option="wrap"/>
      <style:paragraph-properties style:writing-mode="lr-tb"/>
    </style:style>
    <style:style style:name="pr4" style:family="presentation" style:parent-style-name="xinxinli-black-edges1-title">
      <style:graphic-properties fo:min-height="2.442cm" fo:wrap-option="wrap"/>
      <style:paragraph-properties style:writing-mode="lr-tb"/>
    </style:style>
    <style:style style:name="pr5" style:family="presentation" style:parent-style-name="xinxinli-black-edges1-outline1">
      <style:graphic-properties fo:min-height="12.233cm" fo:wrap-option="wrap"/>
      <style:paragraph-properties style:writing-mode="lr-tb"/>
    </style:style>
    <style:style style:name="pr6" style:family="presentation" style:parent-style-name="xinxinli-black-edges1-notes">
      <style:graphic-properties draw:fill-color="#ffffff" draw:auto-grow-height="true" fo:min-height="12.572cm" fo:wrap-option="wrap"/>
      <style:paragraph-properties style:writing-mode="lr-tb"/>
    </style:style>
    <style:style style:name="pr7" style:family="presentation" style:parent-style-name="xinxinli-black-edges1-title">
      <style:graphic-properties draw:auto-grow-height="true" fo:min-height="2.63cm"/>
      <style:paragraph-properties style:writing-mode="lr-tb"/>
    </style:style>
    <style:style style:name="pr8" style:family="presentation" style:parent-style-name="xinxinli-black-edges1-outline1">
      <style:graphic-properties fo:min-height="9.135cm"/>
      <style:paragraph-properties style:writing-mode="lr-tb"/>
    </style:style>
    <style:style style:name="pr9" style:family="presentation" style:parent-style-name="xinxinli-black-edges1-notes">
      <style:graphic-properties draw:fill-color="#ffffff" draw:auto-grow-height="true" fo:min-height="12.572cm"/>
      <style:paragraph-properties style:writing-mode="lr-tb"/>
    </style:style>
    <style:style style:name="pr10" style:family="presentation" style:parent-style-name="xinxinli-black-edges1-outline1">
      <style:graphic-properties fo:min-height="13.046cm"/>
      <style:paragraph-properties style:writing-mode="lr-tb"/>
    </style:style>
    <style:style style:name="pr11" style:family="presentation" style:parent-style-name="xinxinli-black-edges1-title">
      <style:graphic-properties fo:min-height="2.63cm"/>
      <style:paragraph-properties style:writing-mode="lr-tb"/>
    </style:style>
    <style:style style:name="pr12" style:family="presentation" style:parent-style-name="xinxinli-black-edges1-notes">
      <style:graphic-properties draw:fill-color="#ffffff" fo:min-height="12.572cm"/>
      <style:paragraph-properties style:writing-mode="lr-tb"/>
    </style:style>
    <style:style style:name="pr13" style:family="presentation" style:parent-style-name="xinxinli-black-edges1-outline1" style:list-style-name="L2">
      <style:graphic-properties fo:min-height="9.135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style:paragraph-properties fo:text-align="end" style:punctuation-wrap="simple" style:line-break="strict" style:writing-mode="lr-tb"/>
      <style:text-properties fo:font-size="36pt" style:font-size-asian="36pt" style:font-size-complex="36pt"/>
    </style:style>
    <style:style style:name="P3" style:family="paragraph">
      <style:text-properties fo:font-size="15.6999998092651pt"/>
    </style:style>
    <style:style style:name="P4" style:family="paragraph">
      <loext:graphic-properties draw:fill-color="#ffffff"/>
      <style:paragraph-properties style:punctuation-wrap="simple" style:line-break="strict" style:writing-mode="lr-tb"/>
      <style:text-properties fo:font-size="15.6999998092651pt" style:font-size-asian="22pt" style:font-size-complex="22pt"/>
    </style:style>
    <style:style style:name="P5" style:family="paragraph">
      <loext:graphic-properties draw:fill-color="#ffffff"/>
      <style:paragraph-properties style:punctuation-wrap="simple" style:line-break="strict" style:writing-mode="lr-tb"/>
    </style:style>
    <style:style style:name="P6" style:family="paragraph">
      <style:paragraph-properties style:punctuation-wrap="simple" style:line-break="strict" style:writing-mode="lr-tb"/>
    </style:style>
    <style:style style:name="P7" style:family="paragraph">
      <style:paragraph-properties fo:margin-top="0cm" fo:margin-bottom="0.08cm"/>
      <style:text-properties style:font-name="Source Code Pro" fo:font-size="18pt" fo:font-weight="normal" style:font-size-asian="18pt" style:font-weight-asian="normal" style:font-size-complex="18pt" style:font-weight-complex="normal"/>
    </style:style>
    <style:style style:name="P8" style:family="paragraph">
      <style:paragraph-properties fo:margin-top="0cm" fo:margin-bottom="0.08cm" style:punctuation-wrap="simple" style:line-break="strict" style:writing-mode="lr-tb"/>
      <style:text-properties style:font-name="Source Code Pro" fo:font-size="18pt" fo:font-weight="normal" style:font-size-asian="18pt" style:font-weight-asian="normal" style:font-size-complex="18pt" style:font-weight-complex="normal"/>
    </style:style>
    <style:style style:name="P9" style:family="paragraph">
      <style:text-properties style:font-name="Source code Pro" fo:font-weight="normal" style:font-weight-asian="normal" style:font-weight-complex="normal"/>
    </style:style>
    <style:style style:name="P10" style:family="paragraph">
      <loext:graphic-properties draw:fill-color="#ffffff"/>
    </style:style>
    <style:style style:name="P11" style:family="paragraph">
      <style:paragraph-properties fo:margin-top="0cm" fo:margin-bottom="0cm"/>
      <style:text-properties style:font-name="Source code Pro" fo:font-size="16pt" fo:font-weight="normal" style:font-size-asian="16pt" style:font-weight-asian="normal" style:font-size-complex="16pt" style:font-weight-complex="normal"/>
    </style:style>
    <style:style style:name="P12" style:family="paragraph">
      <style:paragraph-properties fo:margin-top="0cm" fo:margin-bottom="0cm"/>
    </style:style>
    <style:style style:name="P13" style:family="paragraph">
      <style:paragraph-properties fo:text-align="start"/>
    </style:style>
    <style:style style:name="P14" style:family="paragraph">
      <style:text-properties style:font-name="Source code Pro" fo:font-weight="normal"/>
    </style:style>
    <style:style style:name="P15" style:family="paragraph">
      <style:paragraph-properties fo:margin-top="0cm" fo:margin-bottom="0.08cm"/>
      <style:text-properties style:font-name="Source code Pro" fo:font-weight="normal" style:font-weight-asian="normal" style:font-weight-complex="normal"/>
    </style:style>
    <style:style style:name="P16" style:family="paragraph">
      <style:paragraph-properties fo:margin-top="0cm" fo:margin-bottom="0.08cm"/>
    </style:style>
    <style:style style:name="P17" style:family="paragraph">
      <style:paragraph-properties fo:margin-top="0cm" fo:margin-bottom="0cm"/>
      <style:text-properties style:font-name="Source code Pro " fo:font-weight="normal" style:font-weight-asian="normal" style:font-weight-complex="normal"/>
    </style:style>
    <style:style style:name="T1" style:family="text">
      <style:text-properties style:font-name="Source Code Pro" fo:font-size="18pt" fo:font-weight="normal" style:font-size-asian="18pt" style:font-weight-asian="normal" style:font-size-complex="18pt" style:font-weight-complex="normal"/>
    </style:style>
    <style:style style:name="T2" style:family="text">
      <style:text-properties style:font-name="Source Code Pro"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Source code Pro" fo:font-weight="normal" style:font-weight-asian="normal" style:font-weight-complex="normal"/>
    </style:style>
    <style:style style:name="T4" style:family="text">
      <style:text-properties style:font-name="Source code Pro" fo:font-weight="bold" style:font-weight-asian="bold" style:font-weight-complex="bold"/>
    </style:style>
    <style:style style:name="T5" style:family="text">
      <style:text-properties style:font-name="Source code Pro" fo:font-size="16pt" fo:font-weight="normal" style:font-size-asian="16pt" style:font-weight-asian="normal" style:font-size-complex="16pt" style:font-weight-complex="normal"/>
    </style:style>
    <style:style style:name="T6" style:family="text">
      <style:text-properties style:font-name="Source code Pro" fo:font-size="16pt" fo:font-weight="bold" style:font-size-asian="16pt" style:font-weight-asian="bold" style:font-size-complex="16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Source Code Pro" fo:font-weight="normal" style:font-weight-asian="normal" style:font-weight-complex="normal"/>
    </style:style>
    <style:style style:name="T9" style:family="text">
      <style:text-properties style:font-name="Source Code Pro" fo:font-weight="bold" style:font-weight-asian="bold" style:font-weight-complex="bold"/>
    </style:style>
    <style:style style:name="T10" style:family="text">
      <style:text-properties style:font-name="Source code Pro " fo:font-weight="normal" style:font-weight-asian="normal" style:font-weight-complex="normal"/>
    </style:style>
    <style:style style:name="T11" style:family="text">
      <style:text-properties style:font-name="Source code Pro 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xinxinli-black-edges" presentation:presentation-page-layout-name="AL1T0">
        <draw:frame presentation:style-name="pr1" draw:text-style-name="P2" draw:layer="layout" svg:width="12.65cm" svg:height="4.765cm" svg:x="14.02cm" svg:y="4.918cm" presentation:class="title" presentation:user-transformed="true">
          <draw:text-box>
            <text:p text:style-name="P1">Machine Learning for Software Engineering</text:p>
          </draw:text-box>
        </draw:frame>
        <draw:frame presentation:style-name="pr2" draw:text-style-name="P4" draw:layer="layout" svg:width="12.939cm" svg:height="3.459cm" svg:x="14.605cm" svg:y="9.876cm" presentation:class="subtitle" presentation:user-transformed="true">
          <draw:text-box>
            <text:p text:style-name="P3">De Angelis Alessandro - 0317173</text:p>
          </draw:text-box>
        </draw:frame>
        <presentation:notes draw:style-name="dp2"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xinxinli-black-edges1" presentation:presentation-page-layout-name="AL2T1">
        <draw:frame presentation:style-name="pr4" draw:text-style-name="P6" draw:layer="layout" svg:width="25.199cm" svg:height="2.442cm" svg:x="1.4cm" svg:y="1.77cm" presentation:class="title" presentation:user-transformed="true">
          <draw:text-box>
            <text:p text:style-name="P6">Introduzione</text:p>
          </draw:text-box>
        </draw:frame>
        <draw:frame presentation:style-name="pr5" draw:text-style-name="P8" draw:layer="layout" svg:width="25.199cm" svg:height="12.233cm" svg:x="1.27cm" svg:y="4.761cm" presentation:class="outline" presentation:user-transformed="true">
          <draw:text-box>
            <text:list text:style-name="L2">
              <text:list-item>
                <text:p text:style-name="P7"><text:span text:style-name="T1">L'obiettivo dello studio è quello di misurare l'andamento delle prestazioni di tre classificatori nei casi di applicazione di tecniche di feature selection, balancing e sensitivity.</text:span></text:p>
              </text:list-item>
              <text:list-item>
                <text:p text:style-name="P7"><text:span text:style-name="T1">I classificatori considerati sono:</text:span></text:p>
                <text:list>
                  <text:list-item>
                    <text:p text:style-name="P7"><text:span text:style-name="T2">RandomForest</text:span></text:p>
                  </text:list-item>
                  <text:list-item>
                    <text:p text:style-name="P7"><text:span text:style-name="T2">NaiveBayes</text:span></text:p>
                  </text:list-item>
                  <text:list-item>
                    <text:p text:style-name="P7"><text:span text:style-name="T2">Ibk</text:span></text:p>
                  </text:list-item>
                </text:list>
              </text:list-item>
              <text:list-item>
                <text:p text:style-name="P7"><text:span text:style-name="T1">Per quanto riguarda le tecniche, sono state considerate:</text:span></text:p>
                <text:list>
                  <text:list-item>
                    <text:p text:style-name="P7"><text:span text:style-name="T2">Feature Selection</text:span><text:span text:style-name="T1">: No feature Selection e Best First</text:span></text:p>
                  </text:list-item>
                  <text:list-item>
                    <text:p text:style-name="P7"><text:span text:style-name="T2">Balancing</text:span><text:span text:style-name="T1">: Undersampling</text:span></text:p>
                  </text:list-item>
                  <text:list-item>
                    <text:p text:style-name="P7"><text:span text:style-name="T2">Sensitivity</text:span><text:span text:style-name="T1">: Sensitive Learn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xinxinli-black-edges1" presentation:presentation-page-layout-name="AL2T1">
        <draw:frame presentation:style-name="pr7" draw:layer="layout" svg:width="25.199cm" svg:height="2.63cm" svg:x="1.4cm" svg:y="1.677cm" presentation:class="title" presentation:user-transformed="true">
          <draw:text-box>
            <text:p>Introduzione</text:p>
          </draw:text-box>
        </draw:frame>
        <draw:frame presentation:style-name="pr8" draw:text-style-name="P9" draw:layer="layout" svg:width="25.199cm" svg:height="9.135cm" svg:x="1.4cm" svg:y="4.734cm" presentation:class="outline" presentation:user-transformed="true">
          <draw:text-box>
            <text:list text:style-name="L2">
              <text:list-item>
                <text:p text:style-name="P9"><text:span text:style-name="T3">Sono stati analizzati due progetti di Apache Foundation: </text:span></text:p>
                <text:list>
                  <text:list-item>
                    <text:p><text:span text:style-name="T4">BookKeeper</text:span></text:p>
                  </text:list-item>
                  <text:list-item>
                    <text:p><text:span text:style-name="T4">Syncope</text:span><text:span text:style-name="T3"> </text:span></text:p>
                  </text:list-item>
                </text:list>
              </text:list-item>
              <text:list-item>
                <text:p text:style-name="P9"><text:span text:style-name="T3">Sono stati creati quindi due </text:span><text:span text:style-name="T4">dataset</text:span><text:span text:style-name="T3">, uno per progetto, che riportano la buggyness delle classi</text:span></text:p>
              </text:list-item>
              <text:list-item>
                <text:p text:style-name="P9"><text:span text:style-name="T3">Per la creazione dei dataset sono state utilizzate:</text:span></text:p>
                <text:list>
                  <text:list-item>
                    <text:p><text:span text:style-name="T3">la libreria </text:span><text:span text:style-name="T4">JGit</text:span><text:span text:style-name="T3"> che permette di ottenere informazioni da Git</text:span></text:p>
                  </text:list-item>
                  <text:list-item>
                    <text:p><text:span text:style-name="T4">Jira API</text:span><text:span text:style-name="T3"> per ottenere I ticket relativi a bug da Jir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xinxinli-black-edges1" presentation:presentation-page-layout-name="AL2T1">
        <draw:frame presentation:style-name="pr7" draw:layer="layout" svg:width="25.199cm" svg:height="2.63cm" svg:x="1.4cm" svg:y="1.677cm" presentation:class="title">
          <draw:text-box>
            <text:p>Progettazione</text:p>
          </draw:text-box>
        </draw:frame>
        <draw:frame presentation:style-name="pr10" draw:text-style-name="P11" draw:layer="layout" svg:width="25.199cm" svg:height="13.046cm" svg:x="1.4cm" svg:y="4.734cm" presentation:class="outline" presentation:user-transformed="true">
          <draw:text-box>
            <text:list text:style-name="L2">
              <text:list-item>
                <text:p text:style-name="P11"><text:span text:style-name="T5">Gli step eseguiti per la creazione del dataset sono:</text:span></text:p>
              </text:list-item>
            </text:list>
            <text:list text:style-name="L3">
              <text:list-item>
                <text:p text:style-name="P11"><text:span text:style-name="T5">retrieve delle release da </text:span><text:span text:style-name="T6">Jira</text:span><text:span text:style-name="T5"> e da </text:span><text:span text:style-name="T6">Git</text:span><text:span text:style-name="T5"> (tag)</text:span></text:p>
              </text:list-item>
              <text:list-item>
                <text:p text:style-name="P11"><text:span text:style-name="T5">filtraggio delle release fra quelle ottenute da Jira e quelle ottenute da Git: vengono mantenute solo le release ottenute da Git che sono presenti anche su Jira</text:span></text:p>
              </text:list-item>
              <text:list-item>
                <text:p text:style-name="P11"><text:span text:style-name="T5">Per ogni release prendi tutte le </text:span><text:span text:style-name="T6">classi Java</text:span><text:span text:style-name="T5"> e calcola le </text:span><text:span text:style-name="T6">metriche</text:span></text:p>
              </text:list-item>
              <text:list-item>
                <text:p text:style-name="P11"><text:span text:style-name="T5">Retrieve dei ticket da Jira</text:span></text:p>
                <text:list>
                  <text:list-item>
                    <text:p text:style-name="P12"><text:span text:style-name="T5">Scarta i ticket che non hanno una </text:span><text:span text:style-name="T6">FV</text:span></text:p>
                  </text:list-item>
                  <text:list-item>
                    <text:p text:style-name="P12"><text:span text:style-name="T5">Assegna ad ogni release i ticket che hanno, in quella release, la FV</text:span></text:p>
                  </text:list-item>
                </text:list>
              </text:list-item>
              <text:list-item>
                <text:p text:style-name="P11"><text:span text:style-name="T5">Per ogni versione e per ogni file setta la </text:span><text:span text:style-name="T6">buggyness</text:span></text:p>
                <text:list>
                  <text:list-item>
                    <text:p text:style-name="P12"><text:span text:style-name="T5">se un ticket non ha la IV allora viene calcolata utilizzando la </text:span><text:span text:style-name="T6">Proportion</text:span></text:p>
                  </text:list-item>
                </text:list>
              </text:list-item>
              <text:list-item>
                <text:p text:style-name="P11"><text:span text:style-name="T5">Viene scartata l'ultima metà delle releas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xinxinli-black-edges1" presentation:presentation-page-layout-name="AL2T1">
        <draw:frame presentation:style-name="pr11" draw:layer="layout" svg:width="25.199cm" svg:height="2.63cm" svg:x="1.4cm" svg:y="1.677cm" presentation:class="title">
          <draw:text-box>
            <text:p text:style-name="P13">Progettazione</text:p>
          </draw:text-box>
        </draw:frame>
        <draw:frame presentation:style-name="pr8" draw:text-style-name="P14" draw:layer="layout" svg:width="25.199cm" svg:height="9.135cm" svg:x="1.4cm" svg:y="4.734cm" presentation:class="outline" presentation:user-transformed="true">
          <draw:text-box>
            <text:list text:style-name="L2">
              <text:list-item>
                <text:p text:style-name="P14">Sono stati considerati solo ticket relativi a Bug con risoluzione fixed e stato resolved o closed.</text:p>
              </text:list-item>
              <text:list-item>
                <text:p text:style-name="P14">Su jira la FV corrisponde all'<text:span text:style-name="T7">AV</text:span></text:p>
              </text:list-item>
              <text:list-item>
                <text:p text:style-name="P14">Un ticket di Jira può avere più <text:span text:style-name="T7">IV</text:span> e più <text:span text:style-name="T7">FV</text:span>, per questo sono state prese la più vecchia IV e la più recente FV.</text:p>
              </text:list-item>
              <text:list-item>
                <text:p text:style-name="P14">La <text:span text:style-name="T7">Proportion</text:span> è stata applicata a quei ticket che non presentavano una IV</text:p>
                <text:list>
                  <text:list-item>
                    <text:p><text:span text:style-name="T8">in particolare è stata utilizzata l'</text:span><text:span text:style-name="T9">Incremental Proportion</text:span><text:span text:style-name="T8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xinxinli-black-edges1" presentation:presentation-page-layout-name="AL2T1">
        <draw:frame presentation:style-name="pr11" draw:layer="layout" svg:width="25.199cm" svg:height="2.63cm" svg:x="1.4cm" svg:y="1.677cm" presentation:class="title">
          <draw:text-box>
            <text:p>Progettazione</text:p>
          </draw:text-box>
        </draw:frame>
        <draw:frame presentation:style-name="pr8" draw:text-style-name="P15" draw:layer="layout" svg:width="25.199cm" svg:height="9.291cm" svg:x="1.4cm" svg:y="4.734cm" presentation:class="outline" presentation:user-transformed="true">
          <draw:text-box>
            <text:list text:style-name="L2">
              <text:list-item>
                <text:p text:style-name="P15"><text:span text:style-name="T3">Le metriche considerate per la creazione del dataset sono:</text:span></text:p>
                <text:list>
                  <text:list-item>
                    <text:p text:style-name="P16"><text:span text:style-name="T4">LOCs</text:span><text:span text:style-name="T3">: numero di linee di codice</text:span></text:p>
                    <text:list>
                      <text:list-item>
                        <text:p text:style-name="P16"><text:span text:style-name="T3">Maggior numero di LOC maggiore probabilità di bug</text:span></text:p>
                      </text:list-item>
                    </text:list>
                  </text:list-item>
                  <text:list-item>
                    <text:p text:style-name="P16"><text:span text:style-name="T4">Churn</text:span><text:span text:style-name="T3">: added - deleted LOCs</text:span></text:p>
                    <text:list>
                      <text:list-item>
                        <text:p text:style-name="P16"><text:span text:style-name="T3">Un churn alto significa che sono state effettuate molte modifiche su quel file quindi c’è alta probabilità di introduzione di bug</text:span></text:p>
                      </text:list-item>
                    </text:list>
                  </text:list-item>
                  <text:list-item>
                    <text:p text:style-name="P16"><text:span text:style-name="T4">Age</text:span><text:span text:style-name="T3">: età della classe</text:span></text:p>
                    <text:list>
                      <text:list-item>
                        <text:p text:style-name="P16"><text:span text:style-name="T3">Una classe più nuova potrebbe avere dei bug</text:span></text:p>
                      </text:list-item>
                    </text:list>
                  </text:list-item>
                  <text:list-item>
                    <text:p text:style-name="P16"><text:span text:style-name="T4">Weighted Age</text:span><text:span text:style-name="T3">: età della classe pesata sul numero di LOCs</text:span></text:p>
                    <text:list>
                      <text:list-item>
                        <text:p text:style-name="P16"><text:span text:style-name="T3">Come sopra (Age) ma con un numero di LOCs alto la probabilità di avere bug aumenta</text:span></text:p>
                      </text:list-item>
                    </text:list>
                  </text:list-item>
                  <text:list-item>
                    <text:p text:style-name="P16"><text:span text:style-name="T4">Number of Authors</text:span><text:span text:style-name="T3">: numero di autori per una determinata classe</text:span></text:p>
                    <text:list>
                      <text:list-item>
                        <text:p text:style-name="P16"><text:span text:style-name="T3">Più autori hanno toccato una classe e maggiore è la probabilità che che possano essere stati introdotti dei bu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xinxinli-black-edges1" presentation:presentation-page-layout-name="AL2T1">
        <draw:frame presentation:style-name="pr11" draw:layer="layout" svg:width="25.199cm" svg:height="2.63cm" svg:x="1.4cm" svg:y="1.677cm" presentation:class="title">
          <draw:text-box>
            <text:p>Progettazione</text:p>
          </draw:text-box>
        </draw:frame>
        <draw:frame presentation:style-name="pr13" draw:text-style-name="P16" draw:layer="layout" svg:width="25.199cm" svg:height="9.135cm" svg:x="1.4cm" svg:y="4.73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6"><text:span text:style-name="T4">Revisions</text:span><text:span text:style-name="T3">: numero di commit in cui la classe è stata toccata</text:span></text:p>
                    <text:list>
                      <text:list-item>
                        <text:p text:style-name="P16"><text:span text:style-name="T3">Se una classe è stata toccata da un alto numero di commit durante una release è più probabile che possano essere stati introdotti dei bug</text:span></text:p>
                      </text:list-item>
                    </text:list>
                  </text:list-item>
                  <text:list-item>
                    <text:p text:style-name="P16"><text:span text:style-name="T4">LOC Touched</text:span><text:span text:style-name="T3">: numero di LOCs toccate</text:span></text:p>
                    <text:list>
                      <text:list-item>
                        <text:p text:style-name="P16"><text:span text:style-name="T3">Pià LOCs sono state toccate e più è probabile che siano stati introdotti dei bug</text:span></text:p>
                      </text:list-item>
                    </text:list>
                  </text:list-item>
                  <text:list-item>
                    <text:p text:style-name="P16"><text:span text:style-name="T4">LOC Added</text:span><text:span text:style-name="T3">: numero di LOCs aggiunte</text:span></text:p>
                    <text:list>
                      <text:list-item>
                        <text:p text:style-name="P16"><text:span text:style-name="T3">Con l’inserimento di molti LOCs c’è più probabilità di introduzione di bug</text:span></text:p>
                      </text:list-item>
                    </text:list>
                  </text:list-item>
                  <text:list-item>
                    <text:p text:style-name="P16"><text:span text:style-name="T4">Avg Set Size</text:span><text:span text:style-name="T3">: numero medio di file che sono stati toccati da commit insieme al file specifico</text:span></text:p>
                    <text:list>
                      <text:list-item>
                        <text:p text:style-name="P16"><text:span text:style-name="T3">Molti file in un commit possono significare un grande cambiamento nel codice e introduzione di bug</text:span></text:p>
                      </text:list-item>
                    </text:list>
                  </text:list-item>
                  <text:list-item>
                    <text:p text:style-name="P16"><text:span text:style-name="T4">Number of Fix</text:span><text:span text:style-name="T3">: numero dei fix dei bug subito dalla classe</text:span></text:p>
                    <text:list>
                      <text:list-item>
                        <text:p text:style-name="P16"><text:span text:style-name="T3">Un alto numero di fix non esclude l’assenza di altri bu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xinxinli-black-edges1" presentation:presentation-page-layout-name="AL2T1">
        <draw:frame presentation:style-name="pr11" draw:layer="layout" svg:width="25.199cm" svg:height="2.63cm" svg:x="1.4cm" svg:y="1.677cm" presentation:class="title" presentation:user-transformed="true">
          <draw:text-box>
            <text:p>Progettazione</text:p>
          </draw:text-box>
        </draw:frame>
        <draw:frame presentation:style-name="pr8" draw:text-style-name="P17" draw:layer="layout" svg:width="25.199cm" svg:height="9.748cm" svg:x="1.4cm" svg:y="4.734cm" presentation:class="outline" presentation:user-transformed="true">
          <draw:text-box>
            <text:list text:style-name="L2">
              <text:list-item>
                <text:p text:style-name="P17"><text:span text:style-name="T10">Il dataset è un file </text:span><text:span text:style-name="T11">CSV</text:span><text:span text:style-name="T10">, viene quindi trasformato nel formato </text:span><text:span text:style-name="T11">ARFF</text:span><text:span text:style-name="T10"> per poterlo analizzare con </text:span><text:span text:style-name="T11">Weka</text:span><text:span text:style-name="T10">.</text:span></text:p>
              </text:list-item>
              <text:list-item>
                <text:p text:style-name="P17"><text:span text:style-name="T10">Prima di poter effettuare lo studio c'è bisogno di </text:span><text:span text:style-name="T11">validare</text:span><text:span text:style-name="T10"> il dataset. </text:span></text:p>
                <text:list>
                  <text:list-item>
                    <text:p text:style-name="P12"><text:span text:style-name="T10">In particolare è stata utilizzata la tecnica del </text:span><text:span text:style-name="T11">WalkForward</text:span><text:span text:style-name="T10"> in quanto i dati sono strettamente legati ad </text:span><text:span text:style-name="T11">eventi temporali</text:span><text:span text:style-name="T10">.</text:span></text:p>
                  </text:list-item>
                  <text:list-item>
                    <text:p text:style-name="P12"><text:span text:style-name="T10">Il dataset è stato quindi diviso in </text:span><text:span text:style-name="T11">training</text:span><text:span text:style-name="T10"> e </text:span><text:span text:style-name="T11">testing</text:span><text:span text:style-name="T10"> e in particolare sono state effettuate </text:span><text:span text:style-name="T11">N-1 run</text:span><text:span text:style-name="T10"> di WalkForward </text:span></text:p>
                    <text:list>
                      <text:list-item>
                        <text:p text:style-name="P12"><text:span text:style-name="T10">quindi ci sono N-1 training set e N-1 testing set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10">A questo punto è stato possibile analizzare i dati ottenuti.</text:span></text:p>
              </text:list-item>
              <text:list-item>
                <text:p text:style-name="P12"><text:span text:style-name="T10">Per ogni classificatore e tecniche sono state calcolate e analizzate:</text:span></text:p>
                <text:list>
                  <text:list-item>
                    <text:p text:style-name="P12"><text:span text:style-name="T11">AUC</text:span></text:p>
                  </text:list-item>
                  <text:list-item>
                    <text:p text:style-name="P12"><text:span text:style-name="T11">Kappa</text:span></text:p>
                  </text:list-item>
                  <text:list-item>
                    <text:p text:style-name="P12"><text:span text:style-name="T11">Precision</text:span></text:p>
                  </text:list-item>
                  <text:list-item>
                    <text:p text:style-name="P12"><text:span text:style-name="T11">Reca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xinxinli-black-edges1" presentation:presentation-page-layout-name="AL3T3">
        <draw:frame presentation:style-name="pr7" draw:layer="layout" svg:width="25.199cm" svg:height="2.63cm" svg:x="1.4cm" svg:y="1.677cm" presentation:class="title">
          <draw:text-box>
            <text:p>Discussione – BookKeeper - AUC</text:p>
          </draw:text-box>
        </draw:frame>
        <draw:frame presentation:style-name="pr8" draw:layer="layout" svg:width="12.297cm" svg:height="9.135cm" svg:x="1.4cm" svg:y="4.734cm" presentation:class="outline" presentation:placeholder="true">
          <draw:text-box/>
        </draw:frame>
        <draw:frame presentation:style-name="pr8" draw:layer="layout" svg:width="12.297cm" svg:height="9.135cm" svg:x="14.313cm" svg:y="4.73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entury Gothic" svg:font-family="'Century Gothic'" style:font-adornments="Italic" style:font-family-generic="swiss" style:font-pitch="variable"/>
    <style:font-face style:name="Century Gothic1" svg:font-family="'Century Gothic'" style:font-family-generic="swiss" style:font-pitch="variable"/>
    <style:font-face style:name="Droid Sans Devanagari" svg:font-family="'Droid Sans Devanagari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Code Pro" svg:font-family="'Source Code Pro'" style:font-pitch="fixed"/>
    <style:font-face style:name="Source Code Pro Black" svg:font-family="'Source Code Pro Black'" style:font-adornments="Black" style:font-pitch="fixed"/>
    <style:font-face style:name="Source Sans Pro" svg:font-family="'Source Sans Pro'" style:font-family-generic="swiss"/>
    <style:font-face style:name="Source Sans Pro Black" svg:font-family="'Source Sans Pro Black'" style:font-family-generic="swiss"/>
    <style:font-face style:name="Source Sans Pro Black1" svg:font-family="'Source Sans Pro Black'" style:font-adornments="Black" style:font-family-generic="swiss" style:font-pitch="variable"/>
    <style:font-face style:name="Source Sans Pro Black2" svg:font-family="'Source Sans Pro Black'" style:font-family-generic="swiss" style:font-pitch="variable"/>
    <style:font-face style:name="Source Sans Pro Black3" svg:font-family="'Source Sans Pro Black'" style:font-adornments="Black" style:font-pitch="variable"/>
    <style:font-face style:name="Source Sans Pro black" svg:font-family="'Source Sans Pro black'" style:font-family-generic="swiss"/>
    <style:font-face style:name="Source code Pro" svg:font-family="'Source code Pro'" style:font-pitch="fixed"/>
    <style:font-face style:name="Source code Pro " svg:font-family="'Source code Pro'"/>
    <style:font-face style:name="Source code Pro Black" svg:font-family="'Source code Pro Black'" style:font-adornments="Black" style:font-pitch="fixed"/>
    <style:font-face style:name="Source code Pro1" svg:font-family="'Source code Pro'" style:font-adornments="Black" style:font-pitch="variable"/>
    <style:font-face style:name="Source code Pro2" svg:font-family="'Source code Pro'" style:font-adornments="Black" style:font-pitch="fixed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xinxinli-black-edges-background" style:family="presentation">
      <style:graphic-properties draw:stroke="none" draw:fill="none" fo:wrap-option="no-wrap"/>
      <style:text-properties style:letter-kerning="true"/>
    </style:style>
    <style:style style:name="xinxinli-black-edg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black-edg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black-edges-outline1" style:family="presentation">
      <style:graphic-properties draw:stroke="none" draw:fill="none" fo:wrap-option="no-wrap">
        <text:list-style style:name="xinxinli-black-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outline2" style:family="presentation" style:parent-style-name="xinxinli-black-edges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xinxinli-black-edges-outline3" style:family="presentation" style:parent-style-name="xinxinli-black-edges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xinxinli-black-edges-outline4" style:family="presentation" style:parent-style-name="xinxinli-black-edges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xinxinli-black-edges-outline5" style:family="presentation" style:parent-style-name="xinxinli-black-edges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xinxinli-black-edges-outline6" style:family="presentation" style:parent-style-name="xinxinli-black-edges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xinxinli-black-edges-outline7" style:family="presentation" style:parent-style-name="xinxinli-black-edges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xinxinli-black-edges-outline8" style:family="presentation" style:parent-style-name="xinxinli-black-edges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xinxinli-black-edges-outline9" style:family="presentation" style:parent-style-name="xinxinli-black-edges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xinxinli-black-edges-subtitle" style:family="presentation">
      <style:graphic-properties draw:stroke="none" draw:fill="none" draw:textarea-vertical-align="middle" fo:wrap-option="no-wrap">
        <text:list-style style:name="xinxinli-black-edg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title" style:family="presentation">
      <style:graphic-properties draw:stroke="none" draw:fill="none" draw:textarea-vertical-align="middle" fo:wrap-option="no-wrap">
        <text:list-style style:name="xinxinli-black-edg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Black" style:font-family-generic="swiss" style:font-pitch="variable" fo:font-size="33pt" fo:font-style="normal" fo:text-shadow="none" style:text-underline-style="none" fo:font-weight="900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inxinli-black-edges1-background" style:family="presentation">
      <style:graphic-properties draw:stroke="none" draw:fill="none" fo:wrap-option="no-wrap"/>
      <style:text-properties style:letter-kerning="true"/>
    </style:style>
    <style:style style:name="xinxinli-black-edg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black-edg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black-edges1-outline1" style:family="presentation">
      <style:graphic-properties draw:stroke="none" draw:fill="none" fo:wrap-option="no-wrap">
        <text:list-style style:name="xinxinli-black-edges1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color="#000000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Black" style:font-family-generic="swiss" style:font-pitch="variable" fo:font-size="16.5pt" fo:font-style="normal" fo:text-shadow="none" style:text-underline-style="none" fo:font-weight="900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xinxinli-black-edges1-outline2" style:family="presentation" style:parent-style-name="xinxinli-black-edges1-outline1">
      <style:paragraph-properties fo:margin-left="0cm" fo:margin-right="0cm" fo:margin-top="0cm" fo:margin-bottom="0.298cm" fo:text-indent="0cm"/>
      <style:text-properties style:font-name="Impact" fo:font-family="Impact" style:font-family-generic="swiss" style:font-pitch="variable" fo:font-size="13.5pt" style:font-size-asian="18pt" style:font-size-complex="18pt"/>
    </style:style>
    <style:style style:name="xinxinli-black-edges1-outline3" style:family="presentation" style:parent-style-name="xinxinli-black-edges1-outline2">
      <style:paragraph-properties fo:margin-left="0cm" fo:margin-right="0cm" fo:margin-top="0cm" fo:margin-bottom="0.223cm" fo:text-indent="0cm"/>
      <style:text-properties style:font-name="Impact" fo:font-family="Impact" style:font-family-generic="swiss" style:font-pitch="variable" fo:font-size="13.5pt" style:font-size-asian="18pt" style:font-size-complex="18pt"/>
    </style:style>
    <style:style style:name="xinxinli-black-edges1-outline4" style:family="presentation" style:parent-style-name="xinxinli-black-edges1-outline3">
      <style:paragraph-properties fo:margin-left="0cm" fo:margin-right="0cm" fo:margin-top="0cm" fo:margin-bottom="0.148cm" fo:text-indent="0cm"/>
      <style:text-properties style:font-name="Impact" fo:font-family="Impact" style:font-family-generic="swiss" style:font-pitch="variable" fo:font-size="13.5pt" style:font-size-asian="18pt" style:font-size-complex="18pt"/>
    </style:style>
    <style:style style:name="xinxinli-black-edges1-outline5" style:family="presentation" style:parent-style-name="xinxinli-black-edges1-outline4">
      <style:paragraph-properties fo:margin-left="0cm" fo:margin-right="0cm" fo:margin-top="0cm" fo:margin-bottom="0.073cm" fo:text-indent="0cm"/>
      <style:text-properties style:font-name="Impact" fo:font-family="Impact" style:font-family-generic="swiss" style:font-pitch="variable" fo:font-size="13.5pt" style:font-size-asian="18pt" style:font-size-complex="18pt"/>
    </style:style>
    <style:style style:name="xinxinli-black-edges1-outline6" style:family="presentation" style:parent-style-name="xinxinli-black-edges1-outline5">
      <style:paragraph-properties fo:margin-left="0cm" fo:margin-right="0cm" fo:margin-top="0cm" fo:margin-bottom="0.073cm" fo:text-indent="0cm"/>
      <style:text-properties style:font-name="Impact" fo:font-family="Impact" style:font-family-generic="swiss" style:font-pitch="variable" fo:font-size="13.5pt" style:font-size-asian="18pt" style:font-size-complex="18pt"/>
    </style:style>
    <style:style style:name="xinxinli-black-edges1-outline7" style:family="presentation" style:parent-style-name="xinxinli-black-edges1-outline6">
      <style:paragraph-properties fo:margin-left="0cm" fo:margin-right="0cm" fo:margin-top="0cm" fo:margin-bottom="0.073cm" fo:text-indent="0cm"/>
      <style:text-properties style:font-name="Impact" fo:font-family="Impact" style:font-family-generic="swiss" style:font-pitch="variable" fo:font-size="13.5pt" style:font-size-asian="18pt" style:font-size-complex="18pt"/>
    </style:style>
    <style:style style:name="xinxinli-black-edges1-outline8" style:family="presentation" style:parent-style-name="xinxinli-black-edges1-outline7">
      <style:paragraph-properties fo:margin-left="0cm" fo:margin-right="0cm" fo:margin-top="0cm" fo:margin-bottom="0.073cm" fo:text-indent="0cm"/>
      <style:text-properties style:font-name="Impact" fo:font-family="Impact" style:font-family-generic="swiss" style:font-pitch="variable" fo:font-size="13.5pt" style:font-size-asian="18pt" style:font-size-complex="18pt"/>
    </style:style>
    <style:style style:name="xinxinli-black-edges1-outline9" style:family="presentation" style:parent-style-name="xinxinli-black-edges1-outline8">
      <style:paragraph-properties fo:margin-left="0cm" fo:margin-right="0cm" fo:margin-top="0cm" fo:margin-bottom="0.073cm" fo:text-indent="0cm"/>
      <style:text-properties style:font-name="Impact" fo:font-family="Impact" style:font-family-generic="swiss" style:font-pitch="variable" fo:font-size="13.5pt" style:font-size-asian="18pt" style:font-size-complex="18pt"/>
    </style:style>
    <style:style style:name="xinxinli-black-edges1-subtitle" style:family="presentation">
      <style:graphic-properties draw:stroke="none" draw:fill="none" draw:textarea-vertical-align="middle" fo:wrap-option="no-wrap">
        <text:list-style style:name="xinxinli-black-edg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 Black1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1-title" style:family="presentation">
      <style:graphic-properties draw:stroke="none" draw:fill="none" draw:textarea-vertical-align="middle" fo:wrap-option="no-wrap">
        <text:list-style style:name="xinxinli-black-edg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Black" style:font-family-generic="swiss" style:font-pitch="variable" fo:font-size="24pt" fo:font-style="normal" fo:text-shadow="none" style:text-underline-style="none" fo:font-weight="900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xinxinli-black-edges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2" style:family="presentation" style:parent-style-name="xinxinli-black-edges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3" style:family="presentation" style:parent-style-name="xinxinli-black-edges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r4" style:family="presentation" style:parent-style-name="xinxinli-black-edges1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5" style:family="presentation" style:parent-style-name="xinxinli-black-edges1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6" style:family="presentation" style:parent-style-name="xinxinli-black-edges1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loext:opacity="100%"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loext:opacity="100%" loext:color-lum-mod="100%" loext:color-lum-off="0%"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loext:opacity="100%"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loext:opacity="100%" loext:color-lum-mod="100%" loext:color-lum-off="0%"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fo:text-align="end" style:punctuation-wrap="simple" style:line-break="strict" style:writing-mode="lr-tb"/>
      <style:text-properties fo:color="#ffffff" loext:opacity="100%" style:font-name="Century Gothic" fo:font-size="14pt" style:font-size-asian="14pt" style:font-size-complex="14pt"/>
    </style:style>
    <style:style style:name="MP15" style:family="paragraph">
      <loext:graphic-properties draw:fill="none"/>
      <style:paragraph-properties fo:text-align="end" style:punctuation-wrap="simple" style:line-break="strict" style:writing-mode="lr-tb"/>
      <style:text-properties fo:color="#ffffff" loext:opacity="100%" loext:color-lum-mod="100%" loext:color-lum-off="0%" style:font-name="Century Gothic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xinxinli-black-edges" style:page-layout-name="PM1" draw:style-name="Mdp1">
      <draw:frame draw:style-name="Mgr3" draw:text-style-name="MP5" draw:layer="backgroundobjects" svg:width="28cm" svg:height="15.771cm" svg:x="0cm" svg:y="0.033cm">
        <draw:image xlink:href="Pictures/10000000000007D0000005DE9AE4DD0FBD0730AF.jpg" xlink:type="simple" xlink:show="embed" xlink:actuate="onLoad" draw:mime-type="image/jpeg">
          <text:p/>
        </draw:image>
      </draw:frame>
      <draw:frame presentation:style-name="xinxinli-black-edges-title" draw:layer="backgroundobjects" svg:width="16.375cm" svg:height="2.381cm" svg:x="13.92cm" svg:y="6.91cm" presentation:class="title" presentation:placeholder="true">
        <draw:text-box/>
      </draw:frame>
      <draw:frame presentation:style-name="xinxinli-black-edges-subtitle" draw:layer="backgroundobjects" svg:width="11.695cm" svg:height="1.429cm" svg:x="13.96cm" svg:y="9.768cm" presentation:class="subtitle" presentation:placeholder="true">
        <draw:text-box/>
      </draw:frame>
      <draw:frame presentation:style-name="Mpr1" draw:text-style-name="MP7" draw:layer="backgroundobjects" svg:width="4.66cm" svg:height="1.086cm" svg:x="0.802cm" svg:y="14.572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086cm" svg:x="10.967cm" svg:y="14.572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086cm" svg:x="22.092cm" svg:y="14.572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xinxinli-black-edges-outline1" draw:layer="backgroundobjects" svg:width="25.199cm" svg:height="9.135cm" svg:x="1.4cm" svg:y="3.684cm" presentation:class="outline" presentation:placeholder="true">
        <draw:text-box/>
      </draw:frame>
      <presentation:notes style:page-layout-name="PM0">
        <draw:page-thumbnail presentation:style-name="xinxinli-black-edges-title" draw:layer="backgroundobjects" svg:width="13.968cm" svg:height="10.476cm" svg:x="3.81cm" svg:y="2.123cm" presentation:class="page"/>
        <draw:frame presentation:style-name="xinxinli-black-edg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xinxinli-black-edges1" style:page-layout-name="PM1" draw:style-name="Mdp1">
      <draw:frame draw:style-name="Mgr3" draw:text-style-name="MP5" draw:layer="backgroundobjects" svg:width="27.963cm" svg:height="15.75cm" svg:x="0.041cm" svg:y="0cm">
        <draw:image xlink:href="Pictures/10000000000007D0000005DE083C918C7DFE6D94.jpg" xlink:type="simple" xlink:show="embed" xlink:actuate="onLoad" draw:mime-type="image/jpeg">
          <text:p/>
        </draw:image>
      </draw:frame>
      <draw:frame presentation:style-name="xinxinli-black-edges1-title" draw:layer="backgroundobjects" svg:width="25.199cm" svg:height="2.63cm" svg:x="1.4cm" svg:y="1.677cm" presentation:class="title" presentation:placeholder="true">
        <draw:text-box/>
      </draw:frame>
      <draw:frame presentation:style-name="xinxinli-black-edges1-outline1" draw:layer="backgroundobjects" svg:width="25.199cm" svg:height="9.135cm" svg:x="1.4cm" svg:y="4.734cm" presentation:class="outline" presentation:placeholder="true">
        <draw:text-box/>
      </draw:frame>
      <draw:frame presentation:style-name="Mpr4" draw:text-style-name="MP7" draw:layer="backgroundobjects" svg:width="4.66cm" svg:height="1.086cm" svg:x="0.801cm" svg:y="14.572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086cm" svg:x="10.966cm" svg:y="14.572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5" draw:layer="backgroundobjects" svg:width="5.009cm" svg:height="1.086cm" svg:x="22.091cm" svg:y="14.572cm" presentation:class="page-number" presentation:user-transformed="true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draw:page-thumbnail presentation:style-name="xinxinli-black-edges1-title" draw:layer="backgroundobjects" svg:width="13.968cm" svg:height="10.476cm" svg:x="3.81cm" svg:y="2.123cm" presentation:class="page"/>
        <draw:frame presentation:style-name="xinxinli-black-edg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7T14:48:20.911930059</meta:creation-date>
    <meta:editing-duration>PT47M19S</meta:editing-duration>
    <meta:editing-cycles>2</meta:editing-cycles>
    <meta:generator>LibreOffice/7.4.6.2$Linux_X86_64 LibreOffice_project/40$Build-2</meta:generator>
    <dc:subject>Presentation Template Design-7</dc:subject>
    <dc:title>xinxinli-black-edges</dc:title>
    <dc:description>Background design by Yun Chao Xu. Template implementation by Xin Li. 

2013/1/9</dc:description>
    <meta:keyword>Apache OpenOffice business</meta:keyword>
    <dc:date>2023-06-17T15:35:39.053405122</dc:date>
    <meta:document-statistic meta:object-count="72"/>
    <meta:user-defined meta:name="License">BSD (http://templates.services.openoffice.org/bsd-license)</meta:user-defined>
  </office:meta>
</office:document-meta>
</file>